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ackground-color="#fff5ce" fo:border="0.74pt solid #000000"/>
    </style:style>
    <style:style style:name="ce3" style:family="table-cell" style:parent-style-name="Default">
      <style:table-cell-properties fo:background-color="#b4c7dc" fo:border="0.74pt solid #000000"/>
    </style:style>
    <style:style style:name="ce4" style:family="table-cell" style:parent-style-name="Default">
      <style:table-cell-properties fo:background-color="#b4c7dc" fo:border="0.74pt solid #000000"/>
      <style:text-properties fo:color="#000000"/>
    </style:style>
    <style:style style:name="ce5" style:family="table-cell" style:parent-style-name="Default">
      <style:table-cell-properties fo:background-color="#dde8cb" fo:border="0.74pt solid #000000"/>
    </style:style>
    <style:style style:name="ce6" style:family="table-cell" style:parent-style-name="Default">
      <style:table-cell-properties fo:background-color="#eeeeee" fo:border="0.74pt solid #000000"/>
    </style:style>
    <style:style style:name="ce7" style:family="table-cell" style:parent-style-name="Default" style:data-style-name="N99">
      <style:table-cell-properties fo:background-color="#eeeeee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ce5"/>
        <table:table-column table:style-name="co1" table:number-columns-repeated="5" table:default-cell-style-name="ce6"/>
        <table:table-column table:style-name="co1" table:default-cell-style-name="ce7"/>
        <table:table-row table:style-name="ro1">
          <table:table-cell/>
          <table:table-cell table:style-name="ce1" office:value-type="string" calcext:value-type="string">
            <text:p>8 orient</text:p>
          </table:table-cell>
          <table:table-cell table:style-name="ce1" table:number-columns-repeated="9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</table:table-row>
        <table:table-row table:style-name="ro1">
          <table:table-cell/>
          <table:table-cell office:value-type="string" calcext:value-type="string">
            <text:p>frr scores</text:p>
          </table:table-cell>
          <table:table-cell office:value-type="float" office:value="0.290889" calcext:value-type="float">
            <text:p>0.290889</text:p>
          </table:table-cell>
          <table:table-cell office:value-type="float" office:value="0.0243902" calcext:value-type="float">
            <text:p>0.02439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far scores</text:p>
          </table:table-cell>
          <table:table-cell office:value-type="float" office:value="0.0243732" calcext:value-type="float">
            <text:p>0.0243732</text:p>
          </table:table-cell>
          <table:table-cell office:value-type="float" office:value="0.0187628" calcext:value-type="float">
            <text:p>0.0187628</text:p>
          </table:table-cell>
          <table:table-cell office:value-type="float" office:value="0.0299145" calcext:value-type="float">
            <text:p>0.0299145</text:p>
          </table:table-cell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table:style-name="ce4" office:value-type="string" calcext:value-type="string">
            <text:p>mean/mean</text:p>
          </table:table-cell>
          <table:table-cell table:formula="of:=[.C3]/[.C4]" office:value-type="float" office:value="11.9347890305746" calcext:value-type="float">
            <text:p>11.9347890305746</text:p>
          </table:table-cell>
          <table:table-cell table:style-name="ce3" office:value-type="string" calcext:value-type="string">
            <text:p>far_h/frr_l</text:p>
          </table:table-cell>
          <table:table-cell table:formula="of:=[.E4]/[.D3]" office:value-type="float" office:value="1.22649670769407" calcext:value-type="float">
            <text:p>1.22649670769407</text:p>
          </table:table-cell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</table:table-row>
        <table:table-row table:style-name="ro1">
          <table:table-cell/>
          <table:table-cell office:value-type="string" calcext:value-type="string">
            <text:p>frr scores</text:p>
          </table:table-cell>
          <table:table-cell office:value-type="float" office:value="0.289653" calcext:value-type="float">
            <text:p>0.289653</text:p>
          </table:table-cell>
          <table:table-cell office:value-type="float" office:value="0.0203252" calcext:value-type="float">
            <text:p>0.0203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far scores</text:p>
          </table:table-cell>
          <table:table-cell office:value-type="float" office:value="0.0199787" calcext:value-type="float">
            <text:p>0.0199787</text:p>
          </table:table-cell>
          <table:table-cell office:value-type="float" office:value="0.0158103" calcext:value-type="float">
            <text:p>0.0158103</text:p>
          </table:table-cell>
          <table:table-cell office:value-type="float" office:value="0.0253165" calcext:value-type="float">
            <text:p>0.0253165</text:p>
          </table:table-cell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table:style-name="ce4" office:value-type="string" calcext:value-type="string">
            <text:p>mean/mean</text:p>
          </table:table-cell>
          <table:table-cell table:formula="of:=[.C7]/[.C8]" office:value-type="float" office:value="14.4980904663467" calcext:value-type="float">
            <text:p>14.4980904663467</text:p>
          </table:table-cell>
          <table:table-cell table:style-name="ce3" office:value-type="string" calcext:value-type="string">
            <text:p>far_h/frr_l</text:p>
          </table:table-cell>
          <table:table-cell table:formula="of:=[.E8]/[.D7]" office:value-type="float" office:value="1.24557199929152" calcext:value-type="float">
            <text:p>1.24557199929152</text:p>
          </table:table-cell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</table:table-row>
        <table:table-row table:style-name="ro1">
          <table:table-cell/>
          <table:table-cell office:value-type="string" calcext:value-type="string">
            <text:p>frr scores</text:p>
          </table:table-cell>
          <table:table-cell office:value-type="float" office:value="0.283734" calcext:value-type="float">
            <text:p>0.283734</text:p>
          </table:table-cell>
          <table:table-cell office:value-type="float" office:value="0.016129" calcext:value-type="float">
            <text:p>0.0161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ial_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far scores</text:p>
          </table:table-cell>
          <table:table-cell office:value-type="float" office:value="0.0145834" calcext:value-type="float">
            <text:p>0.0145834</text:p>
          </table:table-cell>
          <table:table-cell office:value-type="float" office:value="0.0113636" calcext:value-type="float">
            <text:p>0.0113636</text:p>
          </table:table-cell>
          <table:table-cell office:value-type="float" office:value="0.0204082" calcext:value-type="float">
            <text:p>0.0204082</text:p>
          </table:table-cell>
          <table:table-cell office:value-type="string" calcext:value-type="string">
            <text:p>partial_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table:style-name="ce4" office:value-type="string" calcext:value-type="string">
            <text:p>mean/mean</text:p>
          </table:table-cell>
          <table:table-cell table:formula="of:=[.C11]/[.C12]" office:value-type="float" office:value="19.455956772769" calcext:value-type="float">
            <text:p>19.455956772769</text:p>
          </table:table-cell>
          <table:table-cell table:style-name="ce3" office:value-type="string" calcext:value-type="string">
            <text:p>far_h/frr_l</text:p>
          </table:table-cell>
          <table:table-cell table:formula="of:=[.E12]/[.D11]" office:value-type="float" office:value="1.26531093062186" calcext:value-type="float">
            <text:p>1.26531093062186</text:p>
          </table:table-cell>
          <table:table-cell office:value-type="string" calcext:value-type="string">
            <text:p>partial_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</table:table-row>
        <table:table-row table:style-name="ro1">
          <table:table-cell/>
          <table:table-cell office:value-type="string" calcext:value-type="string">
            <text:p>frr scores</text:p>
          </table:table-cell>
          <table:table-cell office:value-type="float" office:value="0.2837" calcext:value-type="float">
            <text:p>0.2837</text:p>
          </table:table-cell>
          <table:table-cell office:value-type="float" office:value="0.016129" calcext:value-type="float">
            <text:p>0.0161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ial_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far scores</text:p>
          </table:table-cell>
          <table:table-cell office:value-type="float" office:value="0.0145566" calcext:value-type="float">
            <text:p>0.0145566</text:p>
          </table:table-cell>
          <table:table-cell office:value-type="float" office:value="0.0113636" calcext:value-type="float">
            <text:p>0.0113636</text:p>
          </table:table-cell>
          <table:table-cell office:value-type="float" office:value="0.0204082" calcext:value-type="float">
            <text:p>0.0204082</text:p>
          </table:table-cell>
          <table:table-cell office:value-type="string" calcext:value-type="string">
            <text:p>partial_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table:style-name="ce4" office:value-type="string" calcext:value-type="string">
            <text:p>mean/mean</text:p>
          </table:table-cell>
          <table:table-cell table:formula="of:=[.C15]/[.C16]" office:value-type="float" office:value="19.4894412156685" calcext:value-type="float">
            <text:p>19.4894412156685</text:p>
          </table:table-cell>
          <table:table-cell table:style-name="ce3" office:value-type="string" calcext:value-type="string">
            <text:p>far_h/frr_l</text:p>
          </table:table-cell>
          <table:table-cell table:formula="of:=[.E16]/[.D15]" office:value-type="float" office:value="1.26531093062186" calcext:value-type="float">
            <text:p>1.26531093062186</text:p>
          </table:table-cell>
          <table:table-cell office:value-type="string" calcext:value-type="string">
            <text:p>partial_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</table:table-row>
        <table:table-row table:style-name="ro1">
          <table:table-cell/>
          <table:table-cell office:value-type="string" calcext:value-type="string">
            <text:p>frr scores</text:p>
          </table:table-cell>
          <table:table-cell office:value-type="float" office:value="0.283287" calcext:value-type="float">
            <text:p>0.283287</text:p>
          </table:table-cell>
          <table:table-cell office:value-type="float" office:value="0.016129" calcext:value-type="float">
            <text:p>0.0161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ial_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far scores</text:p>
          </table:table-cell>
          <table:table-cell office:value-type="float" office:value="0.0145352" calcext:value-type="float">
            <text:p>0.0145352</text:p>
          </table:table-cell>
          <table:table-cell office:value-type="float" office:value="0.0113636" calcext:value-type="float">
            <text:p>0.0113636</text:p>
          </table:table-cell>
          <table:table-cell office:value-type="float" office:value="0.0204082" calcext:value-type="float">
            <text:p>0.0204082</text:p>
          </table:table-cell>
          <table:table-cell office:value-type="string" calcext:value-type="string">
            <text:p>partial_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table:style-name="ce4" office:value-type="string" calcext:value-type="string">
            <text:p>mean/mean</text:p>
          </table:table-cell>
          <table:table-cell table:formula="of:=[.C19]/[.C20]" office:value-type="float" office:value="19.4897215036601" calcext:value-type="float">
            <text:p>19.4897215036601</text:p>
          </table:table-cell>
          <table:table-cell table:style-name="ce3" office:value-type="string" calcext:value-type="string">
            <text:p>far_h/frr_l</text:p>
          </table:table-cell>
          <table:table-cell table:formula="of:=[.E20]/[.D19]" office:value-type="float" office:value="1.26531093062186" calcext:value-type="float">
            <text:p>1.26531093062186</text:p>
          </table:table-cell>
          <table:table-cell office:value-type="string" calcext:value-type="string">
            <text:p>partial_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</table:table-row>
        <table:table-row table:style-name="ro1">
          <table:table-cell/>
          <table:table-cell office:value-type="string" calcext:value-type="string">
            <text:p>frr scores</text:p>
          </table:table-cell>
          <table:table-cell office:value-type="float" office:value="0.28326" calcext:value-type="float">
            <text:p>0.28326</text:p>
          </table:table-cell>
          <table:table-cell office:value-type="float" office:value="0.016129" calcext:value-type="float">
            <text:p>0.0161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ial_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far scores</text:p>
          </table:table-cell>
          <table:table-cell office:value-type="float" office:value="0.0145175" calcext:value-type="float">
            <text:p>0.0145175</text:p>
          </table:table-cell>
          <table:table-cell office:value-type="float" office:value="0.0113636" calcext:value-type="float">
            <text:p>0.0113636</text:p>
          </table:table-cell>
          <table:table-cell office:value-type="float" office:value="0.0204082" calcext:value-type="float">
            <text:p>0.0204082</text:p>
          </table:table-cell>
          <table:table-cell office:value-type="string" calcext:value-type="string">
            <text:p>partial_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table:style-name="ce4" office:value-type="string" calcext:value-type="string">
            <text:p>mean/mean</text:p>
          </table:table-cell>
          <table:table-cell table:formula="of:=[.C23]/[.C24]" office:value-type="float" office:value="19.511623902187" calcext:value-type="float">
            <text:p>19.511623902187</text:p>
          </table:table-cell>
          <table:table-cell table:style-name="ce3" office:value-type="string" calcext:value-type="string">
            <text:p>far_h/frr_l</text:p>
          </table:table-cell>
          <table:table-cell table:formula="of:=[.E24]/[.D23]" office:value-type="float" office:value="1.26531093062186" calcext:value-type="float">
            <text:p>1.26531093062186</text:p>
          </table:table-cell>
          <table:table-cell office:value-type="string" calcext:value-type="string">
            <text:p>partial_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</table:table-row>
        <table:table-row table:style-name="ro1">
          <table:table-cell/>
          <table:table-cell office:value-type="string" calcext:value-type="string">
            <text:p>frr scores</text:p>
          </table:table-cell>
          <table:table-cell office:value-type="float" office:value="0.283346" calcext:value-type="float">
            <text:p>0.283346</text:p>
          </table:table-cell>
          <table:table-cell office:value-type="float" office:value="0.0160643" calcext:value-type="float">
            <text:p>0.01606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ial_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far scores</text:p>
          </table:table-cell>
          <table:table-cell office:value-type="float" office:value="0.0145168" calcext:value-type="float">
            <text:p>0.0145168</text:p>
          </table:table-cell>
          <table:table-cell office:value-type="float" office:value="0.0113636" calcext:value-type="float">
            <text:p>0.0113636</text:p>
          </table:table-cell>
          <table:table-cell office:value-type="float" office:value="0.0204082" calcext:value-type="float">
            <text:p>0.0204082</text:p>
          </table:table-cell>
          <table:table-cell office:value-type="string" calcext:value-type="string">
            <text:p>partial_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table:style-name="ce4" office:value-type="string" calcext:value-type="string">
            <text:p>mean/mean</text:p>
          </table:table-cell>
          <table:table-cell table:formula="of:=[.C27]/[.C28]" office:value-type="float" office:value="19.5184889231787" calcext:value-type="float">
            <text:p>19.5184889231787</text:p>
          </table:table-cell>
          <table:table-cell table:style-name="ce3" office:value-type="string" calcext:value-type="string">
            <text:p>far_h/frr_l</text:p>
          </table:table-cell>
          <table:table-cell table:formula="of:=[.E28]/[.D27]" office:value-type="float" office:value="1.27040705166114" calcext:value-type="float">
            <text:p>1.27040705166114</text:p>
          </table:table-cell>
          <table:table-cell office:value-type="string" calcext:value-type="string">
            <text:p>partial_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</table:table-row>
        <table:table-row table:style-name="ro1">
          <table:table-cell/>
          <table:table-cell office:value-type="string" calcext:value-type="string">
            <text:p>frr scores</text:p>
          </table:table-cell>
          <table:table-cell office:value-type="float" office:value="0.282438" calcext:value-type="float">
            <text:p>0.282438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ial_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far scores</text:p>
          </table:table-cell>
          <table:table-cell office:value-type="float" office:value="0.014463" calcext:value-type="float">
            <text:p>0.014463</text:p>
          </table:table-cell>
          <table:table-cell office:value-type="float" office:value="0.0111524" calcext:value-type="float">
            <text:p>0.0111524</text:p>
          </table:table-cell>
          <table:table-cell office:value-type="float" office:value="0.0204082" calcext:value-type="float">
            <text:p>0.0204082</text:p>
          </table:table-cell>
          <table:table-cell office:value-type="string" calcext:value-type="string">
            <text:p>partial_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table:style-name="ce4" office:value-type="string" calcext:value-type="string">
            <text:p>mean/mean</text:p>
          </table:table-cell>
          <table:table-cell table:formula="of:=[.C31]/[.C32]" office:value-type="float" office:value="19.528313627878" calcext:value-type="float">
            <text:p>19.528313627878</text:p>
          </table:table-cell>
          <table:table-cell table:style-name="ce3" office:value-type="string" calcext:value-type="string">
            <text:p>far_h/frr_l</text:p>
          </table:table-cell>
          <table:table-cell table:formula="of:=[.E32]/[.D31]" office:value-type="float" office:value="1.2755125" calcext:value-type="float">
            <text:p>1.2755125</text:p>
          </table:table-cell>
          <table:table-cell office:value-type="string" calcext:value-type="string">
            <text:p>partial_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</table:table-row>
        <table:table-row table:style-name="ro1">
          <table:table-cell/>
          <table:table-cell office:value-type="string" calcext:value-type="string">
            <text:p>frr scores</text:p>
          </table:table-cell>
          <table:table-cell office:value-type="float" office:value="0.282438" calcext:value-type="float">
            <text:p>0.282438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ial_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far scores</text:p>
          </table:table-cell>
          <table:table-cell office:value-type="float" office:value="0.014463" calcext:value-type="float">
            <text:p>0.014463</text:p>
          </table:table-cell>
          <table:table-cell office:value-type="float" office:value="0.0111524" calcext:value-type="float">
            <text:p>0.0111524</text:p>
          </table:table-cell>
          <table:table-cell office:value-type="float" office:value="0.0204082" calcext:value-type="float">
            <text:p>0.0204082</text:p>
          </table:table-cell>
          <table:table-cell office:value-type="string" calcext:value-type="string">
            <text:p>partial_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table:style-name="ce4" office:value-type="string" calcext:value-type="string">
            <text:p>mean/mean</text:p>
          </table:table-cell>
          <table:table-cell table:formula="of:=[.C35]/[.C36]" office:value-type="float" office:value="19.528313627878" calcext:value-type="float">
            <text:p>19.528313627878</text:p>
          </table:table-cell>
          <table:table-cell table:style-name="ce3" office:value-type="string" calcext:value-type="string">
            <text:p>far_h/frr_l</text:p>
          </table:table-cell>
          <table:table-cell table:formula="of:=[.E36]/[.D35]" office:value-type="float" office:value="1.2755125" calcext:value-type="float">
            <text:p>1.2755125</text:p>
          </table:table-cell>
          <table:table-cell office:value-type="string" calcext:value-type="string">
            <text:p>partial_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</table:table-row>
        <table:table-row table:style-name="ro1">
          <table:table-cell/>
          <table:table-cell office:value-type="string" calcext:value-type="string">
            <text:p>frr scores</text:p>
          </table:table-cell>
          <table:table-cell office:value-type="float" office:value="0.265845" calcext:value-type="float">
            <text:p>0.265845</text:p>
          </table:table-cell>
          <table:table-cell office:value-type="float" office:value="0.0125523" calcext:value-type="float">
            <text:p>0.01255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ial_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far scores</text:p>
          </table:table-cell>
          <table:table-cell office:value-type="float" office:value="0.0130321" calcext:value-type="float">
            <text:p>0.0130321</text:p>
          </table:table-cell>
          <table:table-cell office:value-type="float" office:value="0.00823045" calcext:value-type="float">
            <text:p>0.00823045</text:p>
          </table:table-cell>
          <table:table-cell office:value-type="float" office:value="0.0168776" calcext:value-type="float">
            <text:p>0.0168776</text:p>
          </table:table-cell>
          <table:table-cell office:value-type="string" calcext:value-type="string">
            <text:p>partial_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table:style-name="ce4" office:value-type="string" calcext:value-type="string">
            <text:p>mean/mean</text:p>
          </table:table-cell>
          <table:table-cell table:formula="of:=[.C39]/[.C40]" office:value-type="float" office:value="20.3992449413372" calcext:value-type="float">
            <text:p>20.3992449413372</text:p>
          </table:table-cell>
          <table:table-cell table:style-name="ce3" office:value-type="string" calcext:value-type="string">
            <text:p>far_h/frr_l</text:p>
          </table:table-cell>
          <table:table-cell table:formula="of:=[.E40]/[.D39]" office:value-type="float" office:value="1.34458226779156" calcext:value-type="float">
            <text:p>1.34458226779156</text:p>
          </table:table-cell>
          <table:table-cell office:value-type="string" calcext:value-type="string">
            <text:p>partial_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</table:table-row>
        <table:table-row table:style-name="ro1">
          <table:table-cell/>
          <table:table-cell office:value-type="string" calcext:value-type="string">
            <text:p>frr scores</text:p>
          </table:table-cell>
          <table:table-cell office:value-type="float" office:value="0.299181" calcext:value-type="float">
            <text:p>0.299181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ial_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far scores</text:p>
          </table:table-cell>
          <table:table-cell office:value-type="float" office:value="0.016121" calcext:value-type="float">
            <text:p>0.016121</text:p>
          </table:table-cell>
          <table:table-cell office:value-type="float" office:value="0.0117647" calcext:value-type="float">
            <text:p>0.0117647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partial_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table:style-name="ce4" office:value-type="string" calcext:value-type="string">
            <text:p>mean/mean</text:p>
          </table:table-cell>
          <table:table-cell table:formula="of:=[.C43]/[.C44]" office:value-type="float" office:value="18.5584641151293" calcext:value-type="float">
            <text:p>18.5584641151293</text:p>
          </table:table-cell>
          <table:table-cell table:style-name="ce3" office:value-type="string" calcext:value-type="string">
            <text:p>far_h/frr_l</text:p>
          </table:table-cell>
          <table:table-cell table:formula="of:=[.E44]/[.D43]" office:value-type="float" office:value="1.43999712000576" calcext:value-type="float">
            <text:p>1.43999712000576</text:p>
          </table:table-cell>
          <table:table-cell office:value-type="string" calcext:value-type="string">
            <text:p>partial_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</table:table-row>
        <table:table-row table:style-name="ro1">
          <table:table-cell/>
          <table:table-cell office:value-type="string" calcext:value-type="string">
            <text:p>frr scores</text:p>
          </table:table-cell>
          <table:table-cell office:value-type="float" office:value="0.299253" calcext:value-type="float">
            <text:p>0.299253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ial_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far scores</text:p>
          </table:table-cell>
          <table:table-cell office:value-type="float" office:value="0.0161055" calcext:value-type="float">
            <text:p>0.0161055</text:p>
          </table:table-cell>
          <table:table-cell office:value-type="float" office:value="0.0117647" calcext:value-type="float">
            <text:p>0.0117647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partial_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table:style-name="ce4" office:value-type="string" calcext:value-type="string">
            <text:p>mean/mean</text:p>
          </table:table-cell>
          <table:table-cell table:formula="of:=[.C47]/[.C48]" office:value-type="float" office:value="18.5807953804601" calcext:value-type="float">
            <text:p>18.5807953804601</text:p>
          </table:table-cell>
          <table:table-cell table:style-name="ce3" office:value-type="string" calcext:value-type="string">
            <text:p>far_h/frr_l</text:p>
          </table:table-cell>
          <table:table-cell table:formula="of:=[.E48]/[.D47]" office:value-type="float" office:value="1.44600090375056" calcext:value-type="float">
            <text:p>1.44600090375056</text:p>
          </table:table-cell>
          <table:table-cell office:value-type="string" calcext:value-type="string">
            <text:p>partial_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</table:table-row>
        <table:table-row table:style-name="ro1">
          <table:table-cell/>
          <table:table-cell office:value-type="string" calcext:value-type="string">
            <text:p>frr scores</text:p>
          </table:table-cell>
          <table:table-cell office:value-type="float" office:value="0.283564" calcext:value-type="float">
            <text:p>0.283564</text:p>
          </table:table-cell>
          <table:table-cell office:value-type="float" office:value="0.0156863" calcext:value-type="float">
            <text:p>0.01568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ial_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far scores</text:p>
          </table:table-cell>
          <table:table-cell office:value-type="float" office:value="0.0143463" calcext:value-type="float">
            <text:p>0.0143463</text:p>
          </table:table-cell>
          <table:table-cell office:value-type="float" office:value="0.0108696" calcext:value-type="float">
            <text:p>0.0108696</text:p>
          </table:table-cell>
          <table:table-cell office:value-type="float" office:value="0.0202429" calcext:value-type="float">
            <text:p>0.0202429</text:p>
          </table:table-cell>
          <table:table-cell office:value-type="string" calcext:value-type="string">
            <text:p>partial_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table:style-name="ce4" office:value-type="string" calcext:value-type="string">
            <text:p>mean/mean</text:p>
          </table:table-cell>
          <table:table-cell table:formula="of:=[.C51]/[.C52]" office:value-type="float" office:value="19.7656538619714" calcext:value-type="float">
            <text:p>19.7656538619714</text:p>
          </table:table-cell>
          <table:table-cell table:style-name="ce3" office:value-type="string" calcext:value-type="string">
            <text:p>far_h/frr_l</text:p>
          </table:table-cell>
          <table:table-cell table:formula="of:=[.E52]/[.D51]" office:value-type="float" office:value="1.29048277796549" calcext:value-type="float">
            <text:p>1.29048277796549</text:p>
          </table:table-cell>
          <table:table-cell office:value-type="string" calcext:value-type="string">
            <text:p>partial_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</table:table-row>
        <table:table-row table:style-name="ro1">
          <table:table-cell/>
          <table:table-cell office:value-type="string" calcext:value-type="string">
            <text:p>frr scores</text:p>
          </table:table-cell>
          <table:table-cell office:value-type="float" office:value="0.289239" calcext:value-type="float">
            <text:p>0.289239</text:p>
          </table:table-cell>
          <table:table-cell office:value-type="float" office:value="0.0237154" calcext:value-type="float">
            <text:p>0.0237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far scores</text:p>
          </table:table-cell>
          <table:table-cell office:value-type="float" office:value="0.0231169" calcext:value-type="float">
            <text:p>0.0231169</text:p>
          </table:table-cell>
          <table:table-cell office:value-type="float" office:value="0.0196078" calcext:value-type="float">
            <text:p>0.0196078</text:p>
          </table:table-cell>
          <table:table-cell office:value-type="float" office:value="0.0286885" calcext:value-type="float">
            <text:p>0.0286885</text:p>
          </table:table-cell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table:style-name="ce4" office:value-type="string" calcext:value-type="string">
            <text:p>mean/mean</text:p>
          </table:table-cell>
          <table:table-cell table:formula="of:=[.C55]/[.C56]" office:value-type="float" office:value="12.5120150193149" calcext:value-type="float">
            <text:p>12.5120150193149</text:p>
          </table:table-cell>
          <table:table-cell table:style-name="ce3" office:value-type="string" calcext:value-type="string">
            <text:p>far_h/frr_l</text:p>
          </table:table-cell>
          <table:table-cell table:formula="of:=[.E56]/[.D55]" office:value-type="float" office:value="1.20969918280948" calcext:value-type="float">
            <text:p>1.20969918280948</text:p>
          </table:table-cell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i</text:p>
          </table:table-cell>
        </table:table-row>
        <table:table-row table:style-name="ro1" table:number-rows-repeated="2">
          <table:table-cell/>
          <table:table-cell table:style-name="Default" table:number-columns-repeated="10"/>
        </table:table-row>
        <table:table-row table:style-name="ro1">
          <table:table-cell/>
          <table:table-cell table:style-name="ce1" office:value-type="string" calcext:value-type="string">
            <text:p>16 orient</text:p>
          </table:table-cell>
          <table:table-cell table:style-name="ce1" table:number-columns-repeated="9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</table:table-row>
        <table:table-row table:style-name="ro1">
          <table:table-cell/>
          <table:table-cell office:value-type="string" calcext:value-type="string">
            <text:p>frr scores</text:p>
          </table:table-cell>
          <table:table-cell office:value-type="float" office:value="0.291621" calcext:value-type="float">
            <text:p>0.291621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far scores</text:p>
          </table:table-cell>
          <table:table-cell office:value-type="float" office:value="0.0252058" calcext:value-type="float">
            <text:p>0.0252058</text:p>
          </table:table-cell>
          <table:table-cell office:value-type="float" office:value="0.0206612" calcext:value-type="float">
            <text:p>0.0206612</text:p>
          </table:table-cell>
          <table:table-cell office:value-type="float" office:value="0.0307018" calcext:value-type="float">
            <text:p>0.0307018</text:p>
          </table:table-cell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table:style-name="ce4" office:value-type="string" calcext:value-type="string">
            <text:p>mean/mean</text:p>
          </table:table-cell>
          <table:table-cell table:formula="of:=[.C62]/[.C63]" office:value-type="float" office:value="11.5695990605337" calcext:value-type="float">
            <text:p>11.5695990605337</text:p>
          </table:table-cell>
          <table:table-cell table:style-name="ce3" office:value-type="string" calcext:value-type="string">
            <text:p>far_h/frr_l</text:p>
          </table:table-cell>
          <table:table-cell table:formula="of:=[.E63]/[.D62]" office:value-type="float" office:value="1.21271897774179" calcext:value-type="float">
            <text:p>1.21271897774179</text:p>
          </table:table-cell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</table:table-row>
        <table:table-row table:style-name="ro1">
          <table:table-cell/>
          <table:table-cell office:value-type="string" calcext:value-type="string">
            <text:p>frr scores</text:p>
          </table:table-cell>
          <table:table-cell office:value-type="float" office:value="0.290239" calcext:value-type="float">
            <text:p>0.290239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far scores</text:p>
          </table:table-cell>
          <table:table-cell office:value-type="float" office:value="0.0206402" calcext:value-type="float">
            <text:p>0.0206402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25974" calcext:value-type="float">
            <text:p>0.025974</text:p>
          </table:table-cell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table:style-name="ce4" office:value-type="string" calcext:value-type="string">
            <text:p>mean/mean</text:p>
          </table:table-cell>
          <table:table-cell table:formula="of:=[.C66]/[.C67]" office:value-type="float" office:value="14.0618307962132" calcext:value-type="float">
            <text:p>14.0618307962132</text:p>
          </table:table-cell>
          <table:table-cell table:style-name="ce3" office:value-type="string" calcext:value-type="string">
            <text:p>far_h/frr_l</text:p>
          </table:table-cell>
          <table:table-cell table:formula="of:=[.E67]/[.D66]" office:value-type="float" office:value="1.23117030857468" calcext:value-type="float">
            <text:p>1.23117030857468</text:p>
          </table:table-cell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mean*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</table:table-row>
        <table:table-row table:style-name="ro1">
          <table:table-cell/>
          <table:table-cell office:value-type="string" calcext:value-type="string">
            <text:p>frr scores</text:p>
          </table:table-cell>
          <table:table-cell office:value-type="float" office:value="0.0793837" calcext:value-type="float">
            <text:p>0.0793837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ial_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far scores</text:p>
          </table:table-cell>
          <table:table-cell office:value-type="float" office:value="0.0150569" calcext:value-type="float">
            <text:p>0.0150569</text:p>
          </table:table-cell>
          <table:table-cell office:value-type="float" office:value="0.0121457" calcext:value-type="float">
            <text:p>0.0121457</text:p>
          </table:table-cell>
          <table:table-cell office:value-type="float" office:value="0.0211864" calcext:value-type="float">
            <text:p>0.0211864</text:p>
          </table:table-cell>
          <table:table-cell office:value-type="string" calcext:value-type="string">
            <text:p>partial_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table:style-name="ce4" office:value-type="string" calcext:value-type="string">
            <text:p>mean/mean</text:p>
          </table:table-cell>
          <table:table-cell table:formula="of:=[.C70]/[.C71]" office:value-type="float" office:value="5.27224727533556" calcext:value-type="float">
            <text:p>5.27224727533556</text:p>
          </table:table-cell>
          <table:table-cell table:style-name="ce3" office:value-type="string" calcext:value-type="string">
            <text:p>far_h/frr_l</text:p>
          </table:table-cell>
          <table:table-cell table:formula="of:=[.E71]/[.D70]" office:value-type="float" office:value="1.27648139780087" calcext:value-type="float">
            <text:p>1.27648139780087</text:p>
          </table:table-cell>
          <table:table-cell office:value-type="string" calcext:value-type="string">
            <text:p>partial_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mean*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</table:table-row>
        <table:table-row table:style-name="ro1">
          <table:table-cell/>
          <table:table-cell office:value-type="string" calcext:value-type="string">
            <text:p>frr scores</text:p>
          </table:table-cell>
          <table:table-cell office:value-type="float" office:value="0.0789451" calcext:value-type="float">
            <text:p>0.0789451</text:p>
          </table:table-cell>
          <table:table-cell office:value-type="float" office:value="0.0160643" calcext:value-type="float">
            <text:p>0.01606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ial_affine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far scores</text:p>
          </table:table-cell>
          <table:table-cell office:value-type="float" office:value="0.0146288" calcext:value-type="float">
            <text:p>0.0146288</text:p>
          </table:table-cell>
          <table:table-cell office:value-type="float" office:value="0.00913242" calcext:value-type="float">
            <text:p>0.00913242</text:p>
          </table:table-cell>
          <table:table-cell office:value-type="float" office:value="0.0209205" calcext:value-type="float">
            <text:p>0.0209205</text:p>
          </table:table-cell>
          <table:table-cell office:value-type="string" calcext:value-type="string">
            <text:p>partial_affine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table:style-name="ce4" office:value-type="string" calcext:value-type="string">
            <text:p>mean/mean</text:p>
          </table:table-cell>
          <table:table-cell table:formula="of:=[.C74]/[.C75]" office:value-type="float" office:value="5.39655337416603" calcext:value-type="float">
            <text:p>5.39655337416603</text:p>
          </table:table-cell>
          <table:table-cell table:style-name="ce3" office:value-type="string" calcext:value-type="string">
            <text:p>far_h/frr_l</text:p>
          </table:table-cell>
          <table:table-cell table:formula="of:=[.E75]/[.D74]" office:value-type="float" office:value="1.30229764135381" calcext:value-type="float">
            <text:p>1.30229764135381</text:p>
          </table:table-cell>
          <table:table-cell office:value-type="string" calcext:value-type="string">
            <text:p>partial_affine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mean*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</table:table-row>
        <table:table-row table:style-name="ro1">
          <table:table-cell/>
          <table:table-cell office:value-type="string" calcext:value-type="string">
            <text:p>frr scores</text:p>
          </table:table-cell>
          <table:table-cell office:value-type="float" office:value="0.0888507" calcext:value-type="float">
            <text:p>0.0888507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far scores</text:p>
          </table:table-cell>
          <table:table-cell office:value-type="float" office:value="0.0252409" calcext:value-type="float">
            <text:p>0.0252409</text:p>
          </table:table-cell>
          <table:table-cell office:value-type="float" office:value="0.0206612" calcext:value-type="float">
            <text:p>0.0206612</text:p>
          </table:table-cell>
          <table:table-cell office:value-type="float" office:value="0.0307018" calcext:value-type="float">
            <text:p>0.0307018</text:p>
          </table:table-cell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table:style-name="ce4" office:value-type="string" calcext:value-type="string">
            <text:p>mean/mean</text:p>
          </table:table-cell>
          <table:table-cell table:formula="of:=[.C78]/[.C79]" office:value-type="float" office:value="3.520108237028" calcext:value-type="float">
            <text:p>3.520108237028</text:p>
          </table:table-cell>
          <table:table-cell table:style-name="ce3" office:value-type="string" calcext:value-type="string">
            <text:p>far_h/frr_l</text:p>
          </table:table-cell>
          <table:table-cell table:formula="of:=[.E79]/[.D78]" office:value-type="float" office:value="1.21271897774179" calcext:value-type="float">
            <text:p>1.21271897774179</text:p>
          </table:table-cell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E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2">00/00/0000</text:date>, <text:time style:data-style-name="N2" text:time-value="02:48:52.7457483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0T22:47:22.825808727</meta:creation-date>
    <dc:date>2021-03-22T10:15:20.568700407</dc:date>
    <meta:editing-duration>PT11H56M8S</meta:editing-duration>
    <meta:editing-cycles>30</meta:editing-cycles>
    <meta:generator>LibreOffice/7.0.3.1$Linux_X86_64 LibreOffice_project/00$Build-1</meta:generator>
    <meta:document-statistic meta:table-count="1" meta:cell-count="743" meta:object-count="0"/>
  </office:meta>
</office:document-meta>
</file>